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974cm" fo:break-before="auto" style:use-optimal-row-height="fals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2.263cm" fo:break-before="auto" style:use-optimal-row-height="true"/>
    </style:style>
    <style:style style:name="ro5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5.106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316cm" fo:break-before="auto" style:use-optimal-row-height="true"/>
    </style:style>
    <style:style style:name="ro12" style:family="table-row">
      <style:table-row-properties style:row-height="1.21cm" fo:break-before="auto" style:use-optimal-row-height="true"/>
    </style:style>
    <style:style style:name="ro13" style:family="table-row">
      <style:table-row-properties style:row-height="0.631cm" fo:break-before="auto" style:use-optimal-row-height="true"/>
    </style:style>
    <style:style style:name="ro14" style:family="table-row">
      <style:table-row-properties style:row-height="0.658cm" fo:break-before="auto" style:use-optimal-row-height="true"/>
    </style:style>
    <style:style style:name="ro15" style:family="table-row">
      <style:table-row-properties style:row-height="0.7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no-wrap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7pt" fo:font-weight="normal" style:font-size-asian="7pt" style:font-weight-asian="normal" style:font-size-complex="7pt" style:font-weight-complex="normal"/>
    </style:style>
    <style:style style:name="T3" style:family="text">
      <style:text-properties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T4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</office:automatic-styles>
  <office:body>
    <office:spreadsheet>
      <table:table table:name="Hoja1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table:style-name="ce5" office:value-type="string">
            <text:p>Xi (RG)</text:p>
          </table:table-cell>
          <table:table-cell table:style-name="ce5" office:value-type="string">
            <text:p>Yi SUPER</text:p>
          </table:table-cell>
          <table:table-cell table:style-name="ce5" office:value-type="string">
            <text:p>Xi.Yi</text:p>
          </table:table-cell>
          <table:table-cell table:style-name="ce5" office:value-type="string">
            <text:p>Xcuadrado</text:p>
          </table:table-cell>
          <table:table-cell table:style-name="ce5" office:value-type="string">
            <text:p>Ycuadrado</text:p>
          </table:table-cell>
        </table:table-row>
        <table:table-row table:style-name="ro1">
          <table:table-cell office:value-type="string">
            <text:p>Estellencs <text:s text:c="2"/></text:p>
          </table:table-cell>
          <table:table-cell office:value-type="float" office:value="12">
            <text:p>12</text:p>
          </table:table-cell>
          <table:table-cell office:value-type="float" office:value="13.44">
            <text:p>13,44</text:p>
          </table:table-cell>
          <table:table-cell table:formula="of:=[.B2]*[.C2]" office:value-type="float" office:value="161.28">
            <text:p>161,28</text:p>
          </table:table-cell>
          <table:table-cell office:value-type="float" office:value="144">
            <text:p>144</text:p>
          </table:table-cell>
          <table:table-cell office:value-type="float" office:value="180.6">
            <text:p>180,6</text:p>
          </table:table-cell>
        </table:table-row>
        <table:table-row table:style-name="ro1"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office:value-type="float" office:value="23.14">
            <text:p>23,14</text:p>
          </table:table-cell>
          <table:table-cell table:formula="of:=[.B3]*[.C3]" office:value-type="float" office:value="323.96">
            <text:p>323,96</text:p>
          </table:table-cell>
          <table:table-cell office:value-type="float" office:value="196">
            <text:p>196</text:p>
          </table:table-cell>
          <table:table-cell office:value-type="float" office:value="535.4">
            <text:p>535,4</text:p>
          </table:table-cell>
        </table:table-row>
        <table:table-row table:style-name="ro1"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office:value-type="float" office:value="139.39">
            <text:p>139,39</text:p>
          </table:table-cell>
          <table:table-cell table:formula="of:=[.B4]*[.C4]" office:value-type="float" office:value="2230.24">
            <text:p>2230,24</text:p>
          </table:table-cell>
          <table:table-cell office:value-type="float" office:value="256">
            <text:p>256</text:p>
          </table:table-cell>
          <table:table-cell office:value-type="float" office:value="19429.57">
            <text:p>19429,57</text:p>
          </table:table-cell>
        </table:table-row>
        <table:table-row table:style-name="ro1">
          <table:table-cell office:value-type="string">
            <text:p>Mancor Vall</text:p>
          </table:table-cell>
          <table:table-cell office:value-type="float" office:value="20">
            <text:p>20</text:p>
          </table:table-cell>
          <table:table-cell office:value-type="float" office:value="19.89">
            <text:p>19,89</text:p>
          </table:table-cell>
          <table:table-cell table:formula="of:=[.B5]*[.C5]" office:value-type="float" office:value="397.8">
            <text:p>397,8</text:p>
          </table:table-cell>
          <table:table-cell office:value-type="float" office:value="400">
            <text:p>400</text:p>
          </table:table-cell>
          <table:table-cell office:value-type="float" office:value="395.6">
            <text:p>395,6</text:p>
          </table:table-cell>
        </table:table-row>
        <table:table-row table:style-name="ro1"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office:value-type="float" office:value="18.06">
            <text:p>18,06</text:p>
          </table:table-cell>
          <table:table-cell table:formula="of:=[.B6]*[.C6]" office:value-type="float" office:value="379.26">
            <text:p>379,26</text:p>
          </table:table-cell>
          <table:table-cell office:value-type="float" office:value="441">
            <text:p>441</text:p>
          </table:table-cell>
          <table:table-cell office:value-type="float" office:value="326.1">
            <text:p>326,1</text:p>
          </table:table-cell>
        </table:table-row>
        <table:table-row table:style-name="ro1"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office:value-type="float" office:value="19.49">
            <text:p>19,49</text:p>
          </table:table-cell>
          <table:table-cell table:formula="of:=[.B7]*[.C7]" office:value-type="float" office:value="448.27">
            <text:p>448,27</text:p>
          </table:table-cell>
          <table:table-cell office:value-type="float" office:value="529">
            <text:p>529</text:p>
          </table:table-cell>
          <table:table-cell office:value-type="float" office:value="379.86">
            <text:p>379,86</text:p>
          </table:table-cell>
        </table:table-row>
        <table:table-row table:style-name="ro1"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 office:value-type="float" office:value="8.29">
            <text:p>8,29</text:p>
          </table:table-cell>
          <table:table-cell table:formula="of:=[.B8]*[.C8]" office:value-type="float" office:value="207.25">
            <text:p>207,25</text:p>
          </table:table-cell>
          <table:table-cell office:value-type="float" office:value="625">
            <text:p>625</text:p>
          </table:table-cell>
          <table:table-cell office:value-type="float" office:value="68.7">
            <text:p>68,7</text:p>
          </table:table-cell>
        </table:table-row>
        <table:table-row table:style-name="ro1">
          <table:table-cell office:value-type="string">
            <text:p>Lloret Vist.</text:p>
          </table:table-cell>
          <table:table-cell office:value-type="float" office:value="26">
            <text:p>26</text:p>
          </table:table-cell>
          <table:table-cell office:value-type="float" office:value="17.44">
            <text:p>17,44</text:p>
          </table:table-cell>
          <table:table-cell table:formula="of:=[.B9]*[.C9]" office:value-type="float" office:value="453.44">
            <text:p>453,44</text:p>
          </table:table-cell>
          <table:table-cell office:value-type="float" office:value="676">
            <text:p>676</text:p>
          </table:table-cell>
          <table:table-cell office:value-type="float" office:value="304.1">
            <text:p>304,1</text:p>
          </table:table-cell>
        </table:table-row>
        <table:table-row table:style-name="ro1"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 office:value-type="float" office:value="15.37">
            <text:p>15,37</text:p>
          </table:table-cell>
          <table:table-cell table:formula="of:=[.B10]*[.C10]" office:value-type="float" office:value="414.99">
            <text:p>414,99</text:p>
          </table:table-cell>
          <table:table-cell office:value-type="float" office:value="729">
            <text:p>729</text:p>
          </table:table-cell>
          <table:table-cell office:value-type="float" office:value="236.2">
            <text:p>236,2</text:p>
          </table:table-cell>
        </table:table-row>
        <table:table-row table:style-name="ro1"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office:value-type="float" office:value="42.31">
            <text:p>42,31</text:p>
          </table:table-cell>
          <table:table-cell table:formula="of:=[.B11]*[.C11]" office:value-type="float" office:value="1311.61">
            <text:p>1311,61</text:p>
          </table:table-cell>
          <table:table-cell office:value-type="float" office:value="961">
            <text:p>961</text:p>
          </table:table-cell>
          <table:table-cell office:value-type="float" office:value="1790.1">
            <text:p>1790,1</text:p>
          </table:table-cell>
        </table:table-row>
        <table:table-row table:style-name="ro1">
          <table:table-cell office:value-type="string">
            <text:p>Sta Eugenia</text:p>
          </table:table-cell>
          <table:table-cell office:value-type="float" office:value="32">
            <text:p>32</text:p>
          </table:table-cell>
          <table:table-cell office:value-type="float" office:value="20.25">
            <text:p>20,25</text:p>
          </table:table-cell>
          <table:table-cell table:formula="of:=[.B12]*[.C12]" office:value-type="float" office:value="648">
            <text:p>648</text:p>
          </table:table-cell>
          <table:table-cell office:value-type="float" office:value="1024">
            <text:p>1024</text:p>
          </table:table-cell>
          <table:table-cell office:value-type="float" office:value="410.1">
            <text:p>410,1</text:p>
          </table:table-cell>
        </table:table-row>
        <table:table-row table:style-name="ro1"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 office:value-type="float" office:value="15.21">
            <text:p>15,21</text:p>
          </table:table-cell>
          <table:table-cell table:formula="of:=[.B13]*[.C13]" office:value-type="float" office:value="532.35">
            <text:p>532,35</text:p>
          </table:table-cell>
          <table:table-cell office:value-type="float" office:value="1225">
            <text:p>1225</text:p>
          </table:table-cell>
          <table:table-cell office:value-type="float" office:value="231.34">
            <text:p>231,34</text:p>
          </table:table-cell>
        </table:table-row>
        <table:table-row table:style-name="ro1">
          <table:table-cell office:value-type="string">
            <text:p>Mijorn Gran</text:p>
          </table:table-cell>
          <table:table-cell office:value-type="float" office:value="37">
            <text:p>37</text:p>
          </table:table-cell>
          <table:table-cell office:value-type="float" office:value="31.42">
            <text:p>31,42</text:p>
          </table:table-cell>
          <table:table-cell table:formula="of:=[.B14]*[.C14]" office:value-type="float" office:value="1162.54">
            <text:p>1162,54</text:p>
          </table:table-cell>
          <table:table-cell office:value-type="float" office:value="1369">
            <text:p>1369</text:p>
          </table:table-cell>
          <table:table-cell office:value-type="float" office:value="987.2">
            <text:p>987,2</text:p>
          </table:table-cell>
        </table:table-row>
        <table:table-row table:style-name="ro1"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office:value-type="float" office:value="52.86">
            <text:p>52,86</text:p>
          </table:table-cell>
          <table:table-cell table:formula="of:=[.B15]*[.C15]" office:value-type="float" office:value="2378.7">
            <text:p>2378,7</text:p>
          </table:table-cell>
          <table:table-cell office:value-type="float" office:value="2025">
            <text:p>2025</text:p>
          </table:table-cell>
          <table:table-cell office:value-type="float" office:value="2794.2">
            <text:p>2794,2</text:p>
          </table:table-cell>
        </table:table-row>
        <table:table-row table:style-name="ro1">
          <table:table-cell office:value-type="string">
            <text:p>San Joan</text:p>
          </table:table-cell>
          <table:table-cell office:value-type="float" office:value="46">
            <text:p>46</text:p>
          </table:table-cell>
          <table:table-cell office:value-type="float" office:value="38.54">
            <text:p>38,54</text:p>
          </table:table-cell>
          <table:table-cell table:formula="of:=[.B16]*[.C16]" office:value-type="float" office:value="1772.84">
            <text:p>1772,84</text:p>
          </table:table-cell>
          <table:table-cell office:value-type="float" office:value="2116">
            <text:p>2116</text:p>
          </table:table-cell>
          <table:table-cell office:value-type="float" office:value="1485.3">
            <text:p>1485,3</text:p>
          </table:table-cell>
        </table:table-row>
        <table:table-row table:style-name="ro1"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office:value-type="float" office:value="34.65">
            <text:p>34,65</text:p>
          </table:table-cell>
          <table:table-cell table:formula="of:=[.B17]*[.C17]" office:value-type="float" office:value="1697.85">
            <text:p>1697,85</text:p>
          </table:table-cell>
          <table:table-cell office:value-type="float" office:value="2401">
            <text:p>2401</text:p>
          </table:table-cell>
          <table:table-cell office:value-type="float" office:value="1200.6">
            <text:p>1200,6</text:p>
          </table:table-cell>
        </table:table-row>
        <table:table-row table:style-name="ro1">
          <table:table-cell office:value-type="string">
            <text:p>Maria Salut</text:p>
          </table:table-cell>
          <table:table-cell office:value-type="float" office:value="53">
            <text:p>53</text:p>
          </table:table-cell>
          <table:table-cell office:value-type="float" office:value="30.52">
            <text:p>30,52</text:p>
          </table:table-cell>
          <table:table-cell table:formula="of:=18*[.C18]" office:value-type="float" office:value="549.36">
            <text:p>549,36</text:p>
          </table:table-cell>
          <table:table-cell office:value-type="float" office:value="2809">
            <text:p>2809</text:p>
          </table:table-cell>
          <table:table-cell office:value-type="float" office:value="931.47">
            <text:p>931,47</text:p>
          </table:table-cell>
        </table:table-row>
        <table:table-row table:style-name="ro1">
          <table:table-cell office:value-type="string">
            <text:p>Llubí</text:p>
          </table:table-cell>
          <table:table-cell office:value-type="float" office:value="64">
            <text:p>64</text:p>
          </table:table-cell>
          <table:table-cell office:value-type="float" office:value="34.92">
            <text:p>34,92</text:p>
          </table:table-cell>
          <table:table-cell table:formula="of:=[.B19]*[.C19]" office:value-type="float" office:value="2234.88">
            <text:p>2234,88</text:p>
          </table:table-cell>
          <table:table-cell office:value-type="float" office:value="4096">
            <text:p>4096</text:p>
          </table:table-cell>
          <table:table-cell office:value-type="float" office:value="1219.4">
            <text:p>1219,4</text:p>
          </table:table-cell>
        </table:table-row>
        <table:table-row table:style-name="ro1">
          <table:table-cell office:value-type="string">
            <text:p>Villafranca</text:p>
          </table:table-cell>
          <table:table-cell office:value-type="float" office:value="70">
            <text:p>70</text:p>
          </table:table-cell>
          <table:table-cell office:value-type="float" office:value="23.96">
            <text:p>23,96</text:p>
          </table:table-cell>
          <table:table-cell table:formula="of:=[.B20]*[.C20]" office:value-type="float" office:value="1677.2">
            <text:p>1677,2</text:p>
          </table:table-cell>
          <table:table-cell office:value-type="float" office:value="4900">
            <text:p>4900</text:p>
          </table:table-cell>
          <table:table-cell office:value-type="float" office:value="574.1">
            <text:p>574,1</text:p>
          </table:table-cell>
        </table:table-row>
        <table:table-row table:style-name="ro1"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 office:value-type="float" office:value="42.93">
            <text:p>42,93</text:p>
          </table:table-cell>
          <table:table-cell table:formula="of:=[.B21]*[.C21]" office:value-type="float" office:value="3090.96">
            <text:p>3090,96</text:p>
          </table:table-cell>
          <table:table-cell office:value-type="float" office:value="5184">
            <text:p>5184</text:p>
          </table:table-cell>
          <table:table-cell office:value-type="float" office:value="1842.98">
            <text:p>1842,98</text:p>
          </table:table-cell>
        </table:table-row>
        <table:table-row table:style-name="ro1">
          <table:table-cell office:value-type="string">
            <text:p>Montüiri</text:p>
          </table:table-cell>
          <table:table-cell office:value-type="float" office:value="73">
            <text:p>73</text:p>
          </table:table-cell>
          <table:table-cell office:value-type="float" office:value="41.13">
            <text:p>41,13</text:p>
          </table:table-cell>
          <table:table-cell table:formula="of:=[.B22]*[.C22]" office:value-type="float" office:value="3002.49">
            <text:p>3002,49</text:p>
          </table:table-cell>
          <table:table-cell office:value-type="float" office:value="5329">
            <text:p>5329</text:p>
          </table:table-cell>
          <table:table-cell office:value-type="float" office:value="1691.67">
            <text:p>1691,67</text:p>
          </table:table-cell>
        </table:table-row>
        <table:table-row table:style-name="ro1"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office:value-type="float" office:value="48.75">
            <text:p>48,75</text:p>
          </table:table-cell>
          <table:table-cell table:formula="of:=[.B23]*[.C23]" office:value-type="float" office:value="4095">
            <text:p>4095</text:p>
          </table:table-cell>
          <table:table-cell office:value-type="float" office:value="7056">
            <text:p>7056</text:p>
          </table:table-cell>
          <table:table-cell office:value-type="float" office:value="2376.56">
            <text:p>2376,56</text:p>
          </table:table-cell>
        </table:table-row>
        <table:table-row table:style-name="ro1"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office:value-type="float" office:value="13.7">
            <text:p>13,7</text:p>
          </table:table-cell>
          <table:table-cell table:formula="of:=[.B24]*[.C24]" office:value-type="float" office:value="1233">
            <text:p>1233</text:p>
          </table:table-cell>
          <table:table-cell office:value-type="float" office:value="8100">
            <text:p>8100</text:p>
          </table:table-cell>
          <table:table-cell office:value-type="float" office:value="187.69">
            <text:p>187,69</text:p>
          </table:table-cell>
        </table:table-row>
        <table:table-row table:style-name="ro1"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office:value-type="float" office:value="70.04">
            <text:p>70,04</text:p>
          </table:table-cell>
          <table:table-cell table:formula="of:=[.B25]*[.C25]" office:value-type="float" office:value="6443.68">
            <text:p>6443,68</text:p>
          </table:table-cell>
          <table:table-cell office:value-type="float" office:value="8464">
            <text:p>8464</text:p>
          </table:table-cell>
          <table:table-cell office:value-type="float" office:value="4905.6">
            <text:p>4905,6</text:p>
          </table:table-cell>
        </table:table-row>
        <table:table-row table:style-name="ro1"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 office:value-type="float" office:value="45.72">
            <text:p>45,72</text:p>
          </table:table-cell>
          <table:table-cell table:formula="of:=[.B26]*[.C26]" office:value-type="float" office:value="4389.12">
            <text:p>4389,12</text:p>
          </table:table-cell>
          <table:table-cell office:value-type="float" office:value="9216">
            <text:p>9216</text:p>
          </table:table-cell>
          <table:table-cell office:value-type="float" office:value="2090.3">
            <text:p>2090,3</text:p>
          </table:table-cell>
        </table:table-row>
        <table:table-row table:style-name="ro1"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office:value-type="float" office:value="35.29">
            <text:p>35,29</text:p>
          </table:table-cell>
          <table:table-cell table:formula="of:=[.B27]*[.C27]" office:value-type="float" office:value="4093.64">
            <text:p>4093,64</text:p>
          </table:table-cell>
          <table:table-cell office:value-type="float" office:value="13456">
            <text:p>13456</text:p>
          </table:table-cell>
          <table:table-cell office:value-type="float" office:value="1245.38">
            <text:p>1245,38</text:p>
          </table:table-cell>
        </table:table-row>
        <table:table-row table:style-name="ro1"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office:value-type="float" office:value="12.1">
            <text:p>12,1</text:p>
          </table:table-cell>
          <table:table-cell table:formula="of:=[.B28]*[.C28]" office:value-type="float" office:value="1403.6">
            <text:p>1403,6</text:p>
          </table:table-cell>
          <table:table-cell office:value-type="float" office:value="13456">
            <text:p>13456</text:p>
          </table:table-cell>
          <table:table-cell office:value-type="float" office:value="146.4">
            <text:p>146,4</text:p>
          </table:table-cell>
        </table:table-row>
        <table:table-row table:style-name="ro1"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 office:value-type="float" office:value="89.78">
            <text:p>89,78</text:p>
          </table:table-cell>
          <table:table-cell table:formula="of:=[.B29]*[.C29]" office:value-type="float" office:value="10414.48">
            <text:p>10414,48</text:p>
          </table:table-cell>
          <table:table-cell office:value-type="float" office:value="13456">
            <text:p>13456</text:p>
          </table:table-cell>
          <table:table-cell office:value-type="float" office:value="8060.4">
            <text:p>8060,4</text:p>
          </table:table-cell>
        </table:table-row>
        <table:table-row table:style-name="ro1"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office:value-type="float" office:value="47.74">
            <text:p>47,74</text:p>
          </table:table-cell>
          <table:table-cell table:formula="of:=[.B30]*[.C30]" office:value-type="float" office:value="6015.24">
            <text:p>6015,24</text:p>
          </table:table-cell>
          <table:table-cell office:value-type="float" office:value="15876">
            <text:p>15876</text:p>
          </table:table-cell>
          <table:table-cell office:value-type="float" office:value="2279.1">
            <text:p>2279,1</text:p>
          </table:table-cell>
        </table:table-row>
        <table:table-row table:style-name="ro1"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office:value-type="float" office:value="84.7">
            <text:p>84,7</text:p>
          </table:table-cell>
          <table:table-cell table:formula="of:=[.B31]*[.C31]" office:value-type="float" office:value="11773.3">
            <text:p>11773,3</text:p>
          </table:table-cell>
          <table:table-cell office:value-type="float" office:value="19321">
            <text:p>19321</text:p>
          </table:table-cell>
          <table:table-cell office:value-type="float" office:value="7174.1">
            <text:p>7174,1</text:p>
          </table:table-cell>
        </table:table-row>
        <table:table-row table:style-name="ro1"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office:value-type="float" office:value="39.12">
            <text:p>39,12</text:p>
          </table:table-cell>
          <table:table-cell table:formula="of:=[.B32]*[.C32]" office:value-type="float" office:value="5476.8">
            <text:p>5476,8</text:p>
          </table:table-cell>
          <table:table-cell office:value-type="float" office:value="19600">
            <text:p>19600</text:p>
          </table:table-cell>
          <table:table-cell office:value-type="float" office:value="1530.37">
            <text:p>1530,37</text:p>
          </table:table-cell>
        </table:table-row>
        <table:table-row table:style-name="ro1">
          <table:table-cell office:value-type="string">
            <text:p>S.Joan Labrit</text:p>
          </table:table-cell>
          <table:table-cell office:value-type="float" office:value="150">
            <text:p>150</text:p>
          </table:table-cell>
          <table:table-cell office:value-type="float" office:value="121.66">
            <text:p>121,66</text:p>
          </table:table-cell>
          <table:table-cell table:formula="of:=[.B33]*[.C33]" office:value-type="float" office:value="18249">
            <text:p>18249</text:p>
          </table:table-cell>
          <table:table-cell office:value-type="float" office:value="22500">
            <text:p>22500</text:p>
          </table:table-cell>
          <table:table-cell office:value-type="float" office:value="14801.1">
            <text:p>14801,1</text:p>
          </table:table-cell>
        </table:table-row>
        <table:table-row table:style-name="ro1"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office:value-type="float" office:value="86.91">
            <text:p>86,91</text:p>
          </table:table-cell>
          <table:table-cell table:formula="of:=[.B34]*[.C34]" office:value-type="float" office:value="13731.78">
            <text:p>13731,78</text:p>
          </table:table-cell>
          <table:table-cell office:value-type="float" office:value="24964">
            <text:p>24964</text:p>
          </table:table-cell>
          <table:table-cell office:value-type="float" office:value="7553.34">
            <text:p>7553,34</text:p>
          </table:table-cell>
        </table:table-row>
        <table:table-row table:style-name="ro1"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office:value-type="float" office:value="66.09">
            <text:p>66,09</text:p>
          </table:table-cell>
          <table:table-cell table:formula="of:=[.B35]*[.C35]" office:value-type="float" office:value="10838.76">
            <text:p>10838,76</text:p>
          </table:table-cell>
          <table:table-cell office:value-type="float" office:value="26896">
            <text:p>26896</text:p>
          </table:table-cell>
          <table:table-cell office:value-type="float" office:value="4367.88">
            <text:p>4367,88</text:p>
          </table:table-cell>
        </table:table-row>
        <table:table-row table:style-name="ro1"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 office:value-type="float" office:value="11.66">
            <text:p>11,66</text:p>
          </table:table-cell>
          <table:table-cell table:formula="of:=[.B36]*[.C36]" office:value-type="float" office:value="1923.9">
            <text:p>1923,9</text:p>
          </table:table-cell>
          <table:table-cell office:value-type="float" office:value="27225">
            <text:p>27225</text:p>
          </table:table-cell>
          <table:table-cell office:value-type="float" office:value="135.95">
            <text:p>135,95</text:p>
          </table:table-cell>
        </table:table-row>
        <table:table-row table:style-name="ro1">
          <table:table-cell office:value-type="string">
            <text:p>S. Llorenç C.</text:p>
          </table:table-cell>
          <table:table-cell office:value-type="float" office:value="190">
            <text:p>190</text:p>
          </table:table-cell>
          <table:table-cell office:value-type="float" office:value="82.08">
            <text:p>82,08</text:p>
          </table:table-cell>
          <table:table-cell table:formula="of:=[.B37]*[.C37]" office:value-type="float" office:value="15595.2">
            <text:p>15595,2</text:p>
          </table:table-cell>
          <table:table-cell office:value-type="float" office:value="36100">
            <text:p>36100</text:p>
          </table:table-cell>
          <table:table-cell office:value-type="float" office:value="6737.1">
            <text:p>6737,1</text:p>
          </table:table-cell>
        </table:table-row>
        <table:table-row table:style-name="ro1"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office:value-type="float" office:value="138.34">
            <text:p>138,34</text:p>
          </table:table-cell>
          <table:table-cell table:formula="of:=[.B38]*[.C38]" office:value-type="float" office:value="26976.3">
            <text:p>26976,3</text:p>
          </table:table-cell>
          <table:table-cell office:value-type="float" office:value="38025">
            <text:p>38025</text:p>
          </table:table-cell>
          <table:table-cell office:value-type="float" office:value="19137.95">
            <text:p>19137,95</text:p>
          </table:table-cell>
        </table:table-row>
        <table:table-row table:style-name="ro1">
          <table:table-cell office:value-type="string">
            <text:p>Sant. Lluis</text:p>
          </table:table-cell>
          <table:table-cell office:value-type="float" office:value="199">
            <text:p>199</text:p>
          </table:table-cell>
          <table:table-cell office:value-type="float" office:value="34.75">
            <text:p>34,75</text:p>
          </table:table-cell>
          <table:table-cell table:formula="of:=[.B39]*[.C39]" office:value-type="float" office:value="6915.25">
            <text:p>6915,25</text:p>
          </table:table-cell>
          <table:table-cell office:value-type="float" office:value="39601">
            <text:p>39601</text:p>
          </table:table-cell>
          <table:table-cell office:value-type="float" office:value="1207.56">
            <text:p>1207,56</text:p>
          </table:table-cell>
        </table:table-row>
        <table:table-row table:style-name="ro1">
          <table:table-cell office:value-type="string">
            <text:p>Sta. Maria</text:p>
          </table:table-cell>
          <table:table-cell office:value-type="float" office:value="200">
            <text:p>200</text:p>
          </table:table-cell>
          <table:table-cell office:value-type="float" office:value="37.62">
            <text:p>37,62</text:p>
          </table:table-cell>
          <table:table-cell table:formula="of:=[.B40]*[.C40]" office:value-type="float" office:value="7524">
            <text:p>7524</text:p>
          </table:table-cell>
          <table:table-cell office:value-type="float" office:value="40000">
            <text:p>40000</text:p>
          </table:table-cell>
          <table:table-cell office:value-type="float" office:value="1415.2">
            <text:p>1415,2</text:p>
          </table:table-cell>
        </table:table-row>
        <table:table-row table:style-name="ro1"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office:value-type="float" office:value="29.77">
            <text:p>29,77</text:p>
          </table:table-cell>
          <table:table-cell table:formula="of:=[.B41]*[.C41]" office:value-type="float" office:value="6728.02">
            <text:p>6728,02</text:p>
          </table:table-cell>
          <table:table-cell office:value-type="float" office:value="51076">
            <text:p>51076</text:p>
          </table:table-cell>
          <table:table-cell office:value-type="float" office:value="886.2">
            <text:p>886,2</text:p>
          </table:table-cell>
        </table:table-row>
        <table:table-row table:style-name="ro1"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 office:value-type="float" office:value="139.79">
            <text:p>139,79</text:p>
          </table:table-cell>
          <table:table-cell table:formula="of:=[.B42]*[.C42]" office:value-type="float" office:value="34667.92">
            <text:p>34667,92</text:p>
          </table:table-cell>
          <table:table-cell office:value-type="float" office:value="61504">
            <text:p>61504</text:p>
          </table:table-cell>
          <table:table-cell office:value-type="float" office:value="19541.2">
            <text:p>19541,2</text:p>
          </table:table-cell>
        </table:table-row>
        <table:table-row table:style-name="ro1"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office:value-type="float" office:value="58.61">
            <text:p>58,61</text:p>
          </table:table-cell>
          <table:table-cell table:formula="of:=[.B43]*[.C43]" office:value-type="float" office:value="15531.65">
            <text:p>15531,65</text:p>
          </table:table-cell>
          <table:table-cell office:value-type="float" office:value="70225">
            <text:p>70225</text:p>
          </table:table-cell>
          <table:table-cell office:value-type="float" office:value="3435.1">
            <text:p>3435,1</text:p>
          </table:table-cell>
        </table:table-row>
        <table:table-row table:style-name="ro1"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 office:value-type="float" office:value="109.86">
            <text:p>109,86</text:p>
          </table:table-cell>
          <table:table-cell table:formula="of:=[.B44]*[.C44]" office:value-type="float" office:value="35265.06">
            <text:p>35265,06</text:p>
          </table:table-cell>
          <table:table-cell office:value-type="float" office:value="103041">
            <text:p>103041</text:p>
          </table:table-cell>
          <table:table-cell office:value-type="float" office:value="12069.2">
            <text:p>12069,2</text:p>
          </table:table-cell>
        </table:table-row>
        <table:table-row table:style-name="ro1"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office:value-type="float" office:value="149.69">
            <text:p>149,69</text:p>
          </table:table-cell>
          <table:table-cell table:formula="of:=[.B45]*[.C45]" office:value-type="float" office:value="50744.91">
            <text:p>50744,91</text:p>
          </table:table-cell>
          <table:table-cell office:value-type="float" office:value="114921">
            <text:p>114921</text:p>
          </table:table-cell>
          <table:table-cell office:value-type="float" office:value="22407.1">
            <text:p>22407,1</text:p>
          </table:table-cell>
        </table:table-row>
        <table:table-row table:style-name="ro1"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office:value-type="float" office:value="48.59">
            <text:p>48,59</text:p>
          </table:table-cell>
          <table:table-cell table:formula="of:=[.B46]*[.C46]" office:value-type="float" office:value="16763.55">
            <text:p>16763,55</text:p>
          </table:table-cell>
          <table:table-cell office:value-type="float" office:value="119025">
            <text:p>119025</text:p>
          </table:table-cell>
          <table:table-cell office:value-type="float" office:value="2360.98">
            <text:p>2360,98</text:p>
          </table:table-cell>
        </table:table-row>
        <table:table-row table:style-name="ro1">
          <table:table-cell office:value-type="string">
            <text:p>Sta. Margali.</text:p>
          </table:table-cell>
          <table:table-cell office:value-type="float" office:value="380">
            <text:p>380</text:p>
          </table:table-cell>
          <table:table-cell office:value-type="float" office:value="86.51">
            <text:p>86,51</text:p>
          </table:table-cell>
          <table:table-cell table:formula="of:=[.B47]*[.C47]" office:value-type="float" office:value="32873.8">
            <text:p>32873,8</text:p>
          </table:table-cell>
          <table:table-cell office:value-type="float" office:value="144400">
            <text:p>144400</text:p>
          </table:table-cell>
          <table:table-cell office:value-type="float" office:value="7483.8">
            <text:p>7483,8</text:p>
          </table:table-cell>
        </table:table-row>
        <table:table-row table:style-name="ro1"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office:value-type="float" office:value="83.24">
            <text:p>83,24</text:p>
          </table:table-cell>
          <table:table-cell table:formula="of:=[.B48]*[.C48]" office:value-type="float" office:value="33296">
            <text:p>33296</text:p>
          </table:table-cell>
          <table:table-cell office:value-type="float" office:value="160000">
            <text:p>160000</text:p>
          </table:table-cell>
          <table:table-cell office:value-type="float" office:value="6928.89">
            <text:p>6928,89</text:p>
          </table:table-cell>
        </table:table-row>
        <table:table-row table:style-name="ro1"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office:value-type="float" office:value="54.92">
            <text:p>54,92</text:p>
          </table:table-cell>
          <table:table-cell table:formula="of:=[.B49]*[.C49]" office:value-type="float" office:value="24000.04">
            <text:p>24000,04</text:p>
          </table:table-cell>
          <table:table-cell office:value-type="float" office:value="190969">
            <text:p>190969</text:p>
          </table:table-cell>
          <table:table-cell office:value-type="float" office:value="3016.2">
            <text:p>3016,2</text:p>
          </table:table-cell>
        </table:table-row>
        <table:table-row table:style-name="ro1">
          <table:table-cell office:value-type="string">
            <text:p>Sòller</text:p>
          </table:table-cell>
          <table:table-cell office:value-type="float" office:value="447">
            <text:p>447</text:p>
          </table:table-cell>
          <table:table-cell office:value-type="float" office:value="42.8">
            <text:p>42,8</text:p>
          </table:table-cell>
          <table:table-cell table:formula="of:=[.B50]*[.C50]" office:value-type="float" office:value="19131.6">
            <text:p>19131,6</text:p>
          </table:table-cell>
          <table:table-cell office:value-type="float" office:value="199809">
            <text:p>199809</text:p>
          </table:table-cell>
          <table:table-cell office:value-type="float" office:value="1831.84">
            <text:p>1831,84</text:p>
          </table:table-cell>
        </table:table-row>
        <table:table-row table:style-name="ro1">
          <table:table-cell office:value-type="string">
            <text:p>Andraitx</text:p>
          </table:table-cell>
          <table:table-cell office:value-type="float" office:value="449">
            <text:p>449</text:p>
          </table:table-cell>
          <table:table-cell office:value-type="float" office:value="81.46">
            <text:p>81,46</text:p>
          </table:table-cell>
          <table:table-cell table:formula="of:=[.B51]*[.C51]" office:value-type="float" office:value="36575.54">
            <text:p>36575,54</text:p>
          </table:table-cell>
          <table:table-cell office:value-type="float" office:value="201601">
            <text:p>201601</text:p>
          </table:table-cell>
          <table:table-cell office:value-type="float" office:value="6635.7">
            <text:p>6635,7</text:p>
          </table:table-cell>
        </table:table-row>
        <table:table-row table:style-name="ro1"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office:value-type="float" office:value="42.56">
            <text:p>42,56</text:p>
          </table:table-cell>
          <table:table-cell table:formula="of:=[.B52]*[.C52]" office:value-type="float" office:value="19194.56">
            <text:p>19194,56</text:p>
          </table:table-cell>
          <table:table-cell office:value-type="float" office:value="203401">
            <text:p>203401</text:p>
          </table:table-cell>
          <table:table-cell office:value-type="float" office:value="1811.35">
            <text:p>1811,35</text:p>
          </table:table-cell>
        </table:table-row>
        <table:table-row table:style-name="ro1">
          <table:table-cell office:value-type="string">
            <text:p>Santany</text:p>
          </table:table-cell>
          <table:table-cell office:value-type="float" office:value="523">
            <text:p>523</text:p>
          </table:table-cell>
          <table:table-cell office:value-type="float" office:value="124.86">
            <text:p>124,86</text:p>
          </table:table-cell>
          <table:table-cell table:formula="of:=[.B53]*[.C53]" office:value-type="float" office:value="65301.78">
            <text:p>65301,78</text:p>
          </table:table-cell>
          <table:table-cell office:value-type="float" office:value="273529">
            <text:p>273529</text:p>
          </table:table-cell>
          <table:table-cell office:value-type="float" office:value="15590.1">
            <text:p>15590,1</text:p>
          </table:table-cell>
        </table:table-row>
        <table:table-row table:style-name="ro1"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office:value-type="float" office:value="169.79">
            <text:p>169,79</text:p>
          </table:table-cell>
          <table:table-cell table:formula="of:=[.B54]*[.C54]" office:value-type="float" office:value="104420.85">
            <text:p>104420,85</text:p>
          </table:table-cell>
          <table:table-cell office:value-type="float" office:value="378225">
            <text:p>378225</text:p>
          </table:table-cell>
          <table:table-cell office:value-type="float" office:value="28828.64">
            <text:p>28828,64</text:p>
          </table:table-cell>
        </table:table-row>
        <table:table-row table:style-name="ro1">
          <table:table-cell office:value-type="string">
            <text:p>Alcúdia</text:p>
          </table:table-cell>
          <table:table-cell office:value-type="float" office:value="645">
            <text:p>645</text:p>
          </table:table-cell>
          <table:table-cell office:value-type="float" office:value="60.02">
            <text:p>60,02</text:p>
          </table:table-cell>
          <table:table-cell table:formula="of:=[.B55]*[.C55]" office:value-type="float" office:value="38712.9">
            <text:p>38712,9</text:p>
          </table:table-cell>
          <table:table-cell office:value-type="float" office:value="416025">
            <text:p>416025</text:p>
          </table:table-cell>
          <table:table-cell office:value-type="float" office:value="3602.4">
            <text:p>3602,4</text:p>
          </table:table-cell>
        </table:table-row>
        <table:table-row table:style-name="ro1"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 office:value-type="float" office:value="151.65">
            <text:p>151,65</text:p>
          </table:table-cell>
          <table:table-cell table:formula="of:=[.B56]*[.C56]" office:value-type="float" office:value="99785.7">
            <text:p>99785,7</text:p>
          </table:table-cell>
          <table:table-cell office:value-type="float" office:value="432964">
            <text:p>432964</text:p>
          </table:table-cell>
          <table:table-cell office:value-type="float" office:value="22997.72">
            <text:p>22997,72</text:p>
          </table:table-cell>
        </table:table-row>
        <table:table-row table:style-name="ro1">
          <table:table-cell office:value-type="string">
            <text:p>S.AntoniPort.</text:p>
          </table:table-cell>
          <table:table-cell office:value-type="float" office:value="673">
            <text:p>673</text:p>
          </table:table-cell>
          <table:table-cell office:value-type="float" office:value="126.8">
            <text:p>126,8</text:p>
          </table:table-cell>
          <table:table-cell table:formula="of:=[.B57]*[.C57]" office:value-type="float" office:value="85336.4">
            <text:p>85336,4</text:p>
          </table:table-cell>
          <table:table-cell office:value-type="float" office:value="452929">
            <text:p>452929</text:p>
          </table:table-cell>
          <table:table-cell office:value-type="float" office:value="16078.24">
            <text:p>16078,24</text:p>
          </table:table-cell>
        </table:table-row>
        <table:table-row table:style-name="ro1">
          <table:table-cell office:value-type="string">
            <text:p>S.JosepAtala</text:p>
          </table:table-cell>
          <table:table-cell office:value-type="float" office:value="710">
            <text:p>710</text:p>
          </table:table-cell>
          <table:table-cell office:value-type="float" office:value="159.38">
            <text:p>159,38</text:p>
          </table:table-cell>
          <table:table-cell table:formula="of:=[.B58]*[.C58]" office:value-type="float" office:value="113159.8">
            <text:p>113159,8</text:p>
          </table:table-cell>
          <table:table-cell office:value-type="float" office:value="504100">
            <text:p>504100</text:p>
          </table:table-cell>
          <table:table-cell office:value-type="float" office:value="25401.98">
            <text:p>25401,98</text:p>
          </table:table-cell>
        </table:table-row>
        <table:table-row table:style-name="ro1">
          <table:table-cell office:value-type="string">
            <text:p>Lluchmajor</text:p>
          </table:table-cell>
          <table:table-cell office:value-type="float" office:value="785">
            <text:p>785</text:p>
          </table:table-cell>
          <table:table-cell office:value-type="float" office:value="327.33">
            <text:p>327,33</text:p>
          </table:table-cell>
          <table:table-cell table:formula="of:=[.B59]*[.C59]" office:value-type="float" office:value="256954.05">
            <text:p>256954,05</text:p>
          </table:table-cell>
          <table:table-cell office:value-type="float" office:value="616225">
            <text:p>616225</text:p>
          </table:table-cell>
          <table:table-cell office:value-type="float" office:value="107144.93">
            <text:p>107144,93</text:p>
          </table:table-cell>
        </table:table-row>
        <table:table-row table:style-name="ro1"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office:value-type="float" office:value="58.34">
            <text:p>58,34</text:p>
          </table:table-cell>
          <table:table-cell table:formula="of:=[.B60]*[.C60]" office:value-type="float" office:value="50347.42">
            <text:p>50347,42</text:p>
          </table:table-cell>
          <table:table-cell office:value-type="float" office:value="744769">
            <text:p>744769</text:p>
          </table:table-cell>
          <table:table-cell office:value-type="float" office:value="3403.56">
            <text:p>3403,56</text:p>
          </table:table-cell>
        </table:table-row>
        <table:table-row table:style-name="ro1">
          <table:table-cell office:value-type="string">
            <text:p>Marratxi</text:p>
          </table:table-cell>
          <table:table-cell office:value-type="float" office:value="898">
            <text:p>898</text:p>
          </table:table-cell>
          <table:table-cell office:value-type="float" office:value="54.22">
            <text:p>54,22</text:p>
          </table:table-cell>
          <table:table-cell table:formula="of:=[.B61]*[.C61]" office:value-type="float" office:value="48689.56">
            <text:p>48689,56</text:p>
          </table:table-cell>
          <table:table-cell office:value-type="float" office:value="806404">
            <text:p>806404</text:p>
          </table:table-cell>
          <table:table-cell office:value-type="float" office:value="2939.81">
            <text:p>2939,81</text:p>
          </table:table-cell>
        </table:table-row>
        <table:table-row table:style-name="ro1">
          <table:table-cell office:value-type="string">
            <text:p>CiutadellaMe</text:p>
          </table:table-cell>
          <table:table-cell office:value-type="float" office:value="1065">
            <text:p>1065</text:p>
          </table:table-cell>
          <table:table-cell office:value-type="float" office:value="186.34">
            <text:p>186,34</text:p>
          </table:table-cell>
          <table:table-cell table:formula="of:=[.B62]*[.C62]" office:value-type="float" office:value="198452.1">
            <text:p>198452,1</text:p>
          </table:table-cell>
          <table:table-cell office:value-type="float" office:value="1134225">
            <text:p>1134225</text:p>
          </table:table-cell>
          <table:table-cell office:value-type="float" office:value="34722.6">
            <text:p>34722,6</text:p>
          </table:table-cell>
        </table:table-row>
        <table:table-row table:style-name="ro1">
          <table:table-cell office:value-type="string">
            <text:p>StaEulaliaRio</text:p>
          </table:table-cell>
          <table:table-cell office:value-type="float" office:value="1187">
            <text:p>1187</text:p>
          </table:table-cell>
          <table:table-cell office:value-type="float" office:value="153.58">
            <text:p>153,58</text:p>
          </table:table-cell>
          <table:table-cell table:formula="of:=[.B63]*[.C63]" office:value-type="float" office:value="182299.46">
            <text:p>182299,46</text:p>
          </table:table-cell>
          <table:table-cell office:value-type="float" office:value="1408969">
            <text:p>1408969</text:p>
          </table:table-cell>
          <table:table-cell office:value-type="float" office:value="23586.82">
            <text:p>23586,82</text:p>
          </table:table-cell>
        </table:table-row>
        <table:table-row table:style-name="ro1">
          <table:table-cell office:value-type="string">
            <text:p>Maò</text:p>
          </table:table-cell>
          <table:table-cell office:value-type="float" office:value="1315">
            <text:p>1315</text:p>
          </table:table-cell>
          <table:table-cell office:value-type="float" office:value="117.2">
            <text:p>117,2</text:p>
          </table:table-cell>
          <table:table-cell table:formula="of:=[.B64]*[.C64]" office:value-type="float" office:value="154118">
            <text:p>154118</text:p>
          </table:table-cell>
          <table:table-cell office:value-type="float" office:value="1729225">
            <text:p>1729225</text:p>
          </table:table-cell>
          <table:table-cell office:value-type="float" office:value="13735.84">
            <text:p>13735,84</text:p>
          </table:table-cell>
        </table:table-row>
        <table:table-row table:style-name="ro1"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office:value-type="float" office:value="260.31">
            <text:p>260,31</text:p>
          </table:table-cell>
          <table:table-cell table:formula="of:=[.B65]*[.C65]" office:value-type="float" office:value="355062.84">
            <text:p>355062,84</text:p>
          </table:table-cell>
          <table:table-cell office:value-type="float" office:value="1860496">
            <text:p>1860496</text:p>
          </table:table-cell>
          <table:table-cell office:value-type="float" office:value="67761.3">
            <text:p>67761,3</text:p>
          </table:table-cell>
        </table:table-row>
        <table:table-row table:style-name="ro1">
          <table:table-cell office:value-type="string">
            <text:p>Calvià</text:p>
          </table:table-cell>
          <table:table-cell office:value-type="float" office:value="2080">
            <text:p>2080</text:p>
          </table:table-cell>
          <table:table-cell office:value-type="float" office:value="145.02">
            <text:p>145,02</text:p>
          </table:table-cell>
          <table:table-cell table:formula="of:=[.B66]*[.C66]" office:value-type="float" office:value="301641.6">
            <text:p>301641,6</text:p>
          </table:table-cell>
          <table:table-cell office:value-type="float" office:value="4326400">
            <text:p>4326400</text:p>
          </table:table-cell>
          <table:table-cell office:value-type="float" office:value="23722.16">
            <text:p>23722,16</text:p>
          </table:table-cell>
        </table:table-row>
        <table:table-row table:style-name="ro1">
          <table:table-cell office:value-type="string">
            <text:p>Ibiza</text:p>
          </table:table-cell>
          <table:table-cell office:value-type="float" office:value="2374">
            <text:p>2374</text:p>
          </table:table-cell>
          <table:table-cell office:value-type="float" office:value="11.14">
            <text:p>11,14</text:p>
          </table:table-cell>
          <table:table-cell table:formula="of:=[.B67]*[.C67]" office:value-type="float" office:value="26446.36">
            <text:p>26446,36</text:p>
          </table:table-cell>
          <table:table-cell office:value-type="float" office:value="5635876">
            <text:p>5635876</text:p>
          </table:table-cell>
          <table:table-cell office:value-type="float" office:value="124.1">
            <text:p>124,1</text:p>
          </table:table-cell>
        </table:table-row>
        <table:table-row table:style-name="ro1">
          <table:table-cell office:value-type="string">
            <text:p>PalmaMallor</text:p>
          </table:table-cell>
          <table:table-cell office:value-type="float" office:value="14541">
            <text:p>14541</text:p>
          </table:table-cell>
          <table:table-cell office:value-type="float" office:value="208.63">
            <text:p>208,63</text:p>
          </table:table-cell>
          <table:table-cell table:formula="of:=[.B68]*[.C68]" office:value-type="float" office:value="3033688.83">
            <text:p>3033688,83</text:p>
          </table:table-cell>
          <table:table-cell office:value-type="float" office:value="211440681">
            <text:p>211440681</text:p>
          </table:table-cell>
          <table:table-cell office:value-type="float" office:value="43526.48">
            <text:p>43526,48</text:p>
          </table:table-cell>
        </table:table-row>
        <table:table-row table:style-name="ro1">
          <table:table-cell/>
          <table:table-cell table:style-name="ce5" table:formula="of:=SUM([.B2:.B68])" office:value-type="float" office:value="37931">
            <text:p>37931</text:p>
          </table:table-cell>
          <table:table-cell table:style-name="ce5" table:formula="of:=SUM([.C2:.C68])" office:value-type="float" office:value="4991.67">
            <text:p>4991,67</text:p>
          </table:table-cell>
          <table:table-cell table:style-name="ce5" table:formula="of:=SUM([.D2:.D68])" office:value-type="float" office:value="5621357.62">
            <text:p>5621357,62</text:p>
          </table:table-cell>
          <table:table-cell table:style-name="ce5" table:formula="of:=SUM([.E2:.E68])" office:value-type="float" office:value="234201761">
            <text:p>234201761</text:p>
          </table:table-cell>
          <table:table-cell table:style-name="ce5" table:formula="of:=SUM([.F2:.F68])" office:value-type="float" office:value="643940.81">
            <text:p>643940,8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1" office:value-type="string">
            <text:p>MEDIA: <text:span text:style-name="T1">X= suma Xi/N;Suma Yi/N</text:span></text:p>
          </table:table-cell>
          <table:table-cell office:value-type="string">
            <text:p>La Media de (X) sería 37931/67=566,13 <text:s text:c="4"/><text:span text:style-name="T6">MEDIA (x)= 566,13 <text:s text:c="11"/></text:span><text:span text:style-name="T1">La Media de (Y) sería 4991,67/67=74,50 <text:s text:c="5"/></text:span><text:span text:style-name="T6">MEDIA (Y)= 74,50 <text:s text:c="7"/></text:span><text:span text:style-name="T1">La Media se hallaría dividiendo la suma de los valores (X,Y), dividido por el nº de valores, que en este caso son 67.</text:span>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4">
          <table:table-cell table:style-name="ce1" office:value-type="string">
            <text:p>VARIANZA DE (X)= <text:span text:style-name="T1">Sx</text:span><text:span text:style-name="T2">cuadrado=</text:span><text:span text:style-name="T3">E</text:span><text:span text:style-name="T4"> xi cuadrado/N-x(media al cuadrado</text:span></text:p>
          </table:table-cell>
          <table:table-cell office:value-type="string">
            <text:p>Empleando la fórmula la varianza se hallaría dividiendo el resultado de la suma al cuadrado de (X) en su respectiva columna entre N valores(67), restandose el resultado con la cifra dada de la media de (X) elevado al cuadrado. Quedando así: 234201761/67=3495548,67; <text:s/>3495548,67-320503,17= 3175045,5 <text:span text:style-name="T6"><text:s text:c="2"/>VARIANZA DE (X)= 3175045,5 <text:s text:c="15"/></text:span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5">
          <table:table-cell table:style-name="ce1" office:value-type="string">
            <text:p>DESVIACIÓN TÍPICA DE <text:s/>(X)<text:span text:style-name="T1">= </text:span><text:span text:style-name="T2">Raíz cuadrada de </text:span><text:span text:style-name="T5">Sx</text:span><text:span text:style-name="T2">al cuadrado</text:span></text:p>
          </table:table-cell>
          <table:table-cell table:style-name="ce6" office:value-type="string">
            <text:p>La desviación típica de (X)sería elevar a raíz cuadrada el resultado de la varianza. Por tanto se realizaría <text:s/>la raíz cuadrada de 3175045,5 quedando <text:s/>con el siguiente resultado 1781,86 <text:s text:c="6"/><text:span text:style-name="T6">DESVIACIÓN TÍPICA= 1781,86</text:span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6">
          <table:table-cell table:style-name="ce1" office:value-type="string">
            <text:p>VARIANZA DE (Y)</text:p>
          </table:table-cell>
          <table:table-cell table:style-name="ce2" office:value-type="string">
            <text:p>Se operaría igual que con la varianza (X). Quedando del siguiente modo 643940,81/67= 9611,05-5550,25=4060,8 <text:s/><text:span text:style-name="T6">VARIANZA (Y)=4060,8</text:span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7">
          <table:table-cell table:style-name="ce1" office:value-type="string">
            <text:p>DEVIACIÓN TÍPICA (Y)</text:p>
          </table:table-cell>
          <table:table-cell office:value-type="string">
            <text:p>Sería la raíz cuadada de la varianza. Es decir la raíz cuadrada de 4060,8 <text:s text:c="2"/><text:span text:style-name="T6">DESVIACIÓN TÍPICA= 63,72</text:span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7">
          <table:table-cell table:style-name="ce2" office:value-type="string">
            <text:p><text:span text:style-name="T6">COVARIANZA</text:span><text:span text:style-name="T2"> </text:span><text:span text:style-name="T3">E</text:span><text:span text:style-name="T4">xi.Yi/N-X.Y</text:span></text:p>
          </table:table-cell>
          <table:table-cell office:value-type="string">
            <text:p>La covarianza sería ligar dos variables, para ello obtendremos el resultado de la suma <text:s/>de la columna (Xi.Yi) y lo dividiremos por el nº de valores (67), el resultado que de será la covarianza. Sería así: 5621357,62/67=83900,86 <text:s text:c="3"/><text:span text:style-name="T1"><text:s/>83900,86-42176,68=41724,18 <text:s text:c="3"/></text:span><text:span text:style-name="T6">COVARIANZA: 41724,18</text:span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8">
          <table:table-cell table:style-name="ce1" office:value-type="string">
            <text:p>COEFICIENTE DE CORRELACIÓN<text:span text:style-name="T2"> Sxy/Sx.Sy</text:span></text:p>
          </table:table-cell>
          <table:table-cell office:value-type="string">
            <text:p>Para obtener el coeficiente de correlación se dividiría la covarianza entre el resultado del producto de las desviaciones típicas. Es decir 41724,18/ 1781,86x63,72; 41724,18/113540,11= <text:s/><text:span text:style-name="T6">COEFICIENTE DE CORRELACIÓN= 0,367484054 </text:span><text:span text:style-name="T1">Se puede observar un coeficiente de correlación positiva, es decir una correlación débil</text:span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9">
          <table:table-cell table:style-name="ce1" office:value-type="string">
            <text:p>RANGO</text:p>
          </table:table-cell>
          <table:table-cell office:value-type="string">
            <text:p>El Rango o Recorrido es la diferencia entre el valor máximo y el valor mínimo de la variable.<text:span text:style-name="T6">RANGO DE (X)= </text:span><text:span text:style-name="T1">14541-12=</text:span><text:span text:style-name="T6">14529 <text:s text:c="3"/>RANGO DE (Y)=</text:span><text:span text:style-name="T1">208,63-13,44=</text:span><text:span text:style-name="T6"> 195,19</text:span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0">
          <table:table-cell table:style-name="ce1" office:value-type="string">
            <text:p>RANGO INTERCUARTÍLICO<text:span text:style-name="T2"> </text:span><text:span text:style-name="T3">Q3= 3/4.N; Q1= N/4</text:span></text:p>
          </table:table-cell>
          <table:table-cell office:value-type="string">
            <text:p>Q3= ¾ (67); Q3= 201/4=50,25 Miramos la tabla (X) de R.G y observamos que la posición 50,25 está entre los valores 449 y 451. Seguidamente operamos sumando los valores 449+451 y el resultado se divide entre 2, quedando; 900/2= 450 <text:s/><text:span text:style-name="T6">Q3 (X)= 450 <text:s text:c="63"/></text:span><text:span text:style-name="T1">Q1= 67/4=16,75 Miramos la tabla de (X) RG y observamos que la posición 16,75 está entre los valores 49 y 53. Sumamos estos valores y el resultado se divide entre dos, quedando 102/2=51 <text:s/></text:span><text:span text:style-name="T6">Q1= 51; RI= Q3-Q1= 450-51= 399 <text:s text:c="13"/></text:span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1">
          <table:table-cell table:style-name="ce1" office:value-type="string">
            <text:p>RANGO INTERCUARTÍLICO DE (Y)</text:p>
          </table:table-cell>
          <table:table-cell office:value-type="string">
            <text:p>Siguiendo los pasos que hemos hallado para el rango intercuartílico de (X) lo hacemos igual para el ir (Y) Q3=3/4(67)=50,25 Esta cifra queda en la posición de la tabla de (Y) en los valores 4,28 y 81,46; 4,28+81,46/2=42,87 <text:s text:c="2"/><text:span text:style-name="T6">Q3=42,87. <text:s text:c="95"/></text:span><text:span text:style-name="T1">Q1=67/4=16,75 <text:s/>Esta posición queda entre los valores 38,54 y 34,65; 38,54+34,65/2=36,59 </text:span><text:span text:style-name="T6">Q1= 36,59 <text:s text:c="74"/>RANGO INTERCUARTILICO DE (Y) 42,87-36,59=6,28</text:span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1">
          <table:table-cell table:style-name="ce1" office:value-type="string">
            <text:p>EMPRESAS RÉGIMEN GENERAL</text:p>
          </table:table-cell>
          <table:table-cell table:style-name="ce7" office:value-type="string">
            <text:p>Q1= 67/4= 16,75, mirando la tabla queda entre las cifras 49 y 53; entonces Q1= 49+53/2= 51; <text:span text:style-name="T6">Q1=51 <text:s text:c="76"/></text:span><text:span text:style-name="T1">MEDIANA=Q2; Q2=67/2=33,5, mirando la tabla vemos que corresponde con las cifras 158 y 164; entonces Q2 o Mediana= 158+164/2= 161; </text:span><text:span text:style-name="T6">Q2=161 <text:s text:c="5"/></text:span><text:span text:style-name="T1">Q3=</text:span><text:span text:style-name="T5">3x67/4=50,25; mirando la tabla vemos que corresponde con las cifras 449 y 451; entonces Q3=449+451/2= 450; </text:span><text:span text:style-name="T8">Q3= 450</text:span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2">
          <table:table-cell table:style-name="ce3" office:value-type="string">
            <text:p>LÍMITE SUPERIOR ENTRE VALORES TÍPICOS Y ATÍPICOS</text:p>
          </table:table-cell>
          <table:table-cell table:style-name="ce5" office:value-type="string">
            <text:p>Q3+1,5XRIC; 450+1,5X399=1048,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2">
          <table:table-cell table:style-name="ce3" office:value-type="string">
            <text:p>LÍMITE INFERIOR ENTRE VALORES TÍPICOS Y ATÍPICOS</text:p>
          </table:table-cell>
          <table:table-cell table:style-name="ce5" office:value-type="string">
            <text:p>Q1-1,5xRIC; 51- 598,5= -547,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2">
          <table:table-cell table:style-name="ce3" office:value-type="string">
            <text:p>LÍMITE SUPERIOR ENTRE VALORES ATÍPICOS Y EXTREMOS</text:p>
          </table:table-cell>
          <table:table-cell table:style-name="ce5" office:value-type="string">
            <text:p>Q3+3XRIC; 450+1197= 164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2">
          <table:table-cell table:style-name="ce3" office:value-type="string">
            <text:p>LÍMITE INFERIOR ENTRE VALORES ATÍPICOS Y EXTREMOS</text:p>
          </table:table-cell>
          <table:table-cell table:style-name="ce5" office:value-type="string">
            <text:p>Q1-3RIC; 51-1197= - 114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3">
          <table:table-cell table:style-name="ce3" office:value-type="string">
            <text:p>MÁXIMO VALOR TÍPICO</text:p>
          </table:table-cell>
          <table:table-cell table:style-name="ce5" office:value-type="float" office:value="898">
            <text:p>89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4">
          <table:table-cell table:style-name="ce4" office:value-type="string">
            <text:p><text:span text:style-name="T6">MÍNIMO VALOR</text:span> <text:span text:style-name="T6">TÍPICO</text:span></text:p>
          </table:table-cell>
          <table:table-cell table:style-name="ce5" office:value-type="float" office:value="898">
            <text:p>89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5">
          <table:table-cell table:style-name="ce1" office:value-type="string">
            <text:p><text:span text:style-name="T7">VALORES</text:span> <text:span text:style-name="T7">ATÍPICOS</text:span></text:p>
          </table:table-cell>
          <table:table-cell table:style-name="ce5" office:value-type="string">
            <text:p><text:span text:style-name="T6">Serían todos los números comprendidos entre 1647 </text:span><text:span text:style-name="T9">(Límite Superior entre valores Atípicos y Extremos) </text:span><text:span text:style-name="T8">y 1048,5 </text:span><text:span text:style-name="T9">(Límite Superior entre valores Típicos y Atípicos)</text:span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3">
          <table:table-cell table:style-name="ce3" office:value-type="string">
            <text:p>VALORES EXTREMOS</text:p>
          </table:table-cell>
          <table:table-cell table:style-name="ce5" office:value-type="string">
            <text:p>Serían todos los números que se hallan fuera del Límite Superior y fuera del Límite inferior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9">
          <table:table-cell table:style-name="ce2" office:value-type="string">
            <text:p>PUNTO 6</text:p>
          </table:table-cell>
          <table:table-cell table:style-name="ce5" office:value-type="string">
            <text:p>No existe una fuerte relación lineal entre variables. El coeficiente de correlación es positiva y débil</text:p>
          </table:table-cell>
          <table:table-cell table:number-columns-repeated="4"/>
        </table:table-row>
        <table:table-row table:style-name="ro1" table:number-rows-repeated="12"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Hoja1.I139" table:end-x="1.325cm" table:end-y="0.185cm" draw:z-index="0" draw:style-name="gr1" svg:width="7.999cm" svg:height="6.999cm" svg:x="0.101cm" svg:y="0.412cm">
              <draw:object draw:notify-on-update-of-ranges="Hoja1.B2:Hoja1.B2 Hoja1.B3:Hoja1.B68 Hoja1.C2:Hoja1.C2 Hoja1.C3:Hoja1.C6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2">02/04/2011</text:date>, <text:time>11:16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e antoni rodriguez salas</meta:initial-creator>
    <meta:creation-date>2011-03-24T22:09:26.11</meta:creation-date>
    <dc:date>2011-04-02T11:16:31.03</dc:date>
    <dc:creator>jose antoni rodriguez salas</dc:creator>
    <meta:editing-duration>PT18H48M31S</meta:editing-duration>
    <meta:editing-cycles>20</meta:editing-cycles>
    <meta:generator>OpenOffice.org/3.2$Win32 OpenOffice.org_project/320m18$Build-9502</meta:generator>
    <meta:document-statistic meta:table-count="3" meta:cell-count="4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title svg:x="1.103cm" svg:y="0.141cm" chart:style-name="ch2">
          <text:p>DIAGRAMA DE DISPERSIÓN</text:p>
        </chart:title>
        <chart:plot-area chart:style-name="ch3" table:cell-range-address="Hoja1.B2:Hoja1.C68" chart:data-source-has-labels="both" svg:x="0.119cm" svg:y="0.784cm" svg:width="7.721cm" svg:height="6.137cm">
          <chart:axis chart:dimension="x" chart:name="primary-x" chart:style-name="ch4">
            <chart:title svg:x="2.757cm" svg:y="6.463cm" chart:style-name="ch5">
              <text:p>RÉGIMEN GENERAL</text:p>
            </chart:title>
            <chart:categories table:cell-range-address="Hoja1.B3:Hoja1.B68"/>
          </chart:axis>
          <chart:axis chart:dimension="y" chart:name="primary-y" chart:style-name="ch4">
            <chart:title svg:x="0.161cm" svg:y="4.506cm" chart:style-name="ch6">
              <text:p>SUPERFICIE</text:p>
            </chart:title>
            <chart:grid chart:style-name="ch7" chart:class="major"/>
          </chart:axis>
          <chart:series chart:style-name="ch8" chart:values-cell-range-address="Hoja1.C3:Hoja1.C68" chart:label-cell-address="Hoja1.C2:Hoja1.C2" chart:class="chart:scatter">
            <chart:data-point chart:repeated="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C2:Hoja1.C2">13,44</text:p>
              </table:table-cell>
            </table:table-row>
          </table:table-header-rows>
          <table:table-rows>
            <table:table-row>
              <table:table-cell office:value-type="string">
                <text:p text:id="Hoja1.B3:Hoja1.B68">14</text:p>
              </table:table-cell>
              <table:table-cell office:value-type="float" office:value="23.14">
                <text:p text:id="Hoja1.C3:Hoja1.C68">23.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9.39">
                <text:p>139.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.31">
                <text:p>42.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.42">
                <text:p>31.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.86">
                <text:p>52.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.54">
                <text:p>38.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.65">
                <text:p>34.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.52">
                <text:p>30.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.92">
                <text:p>34.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.96">
                <text:p>23.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.13">
                <text:p>41.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0.04">
                <text:p>70.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.72">
                <text:p>45.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.29">
                <text:p>35.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9.78">
                <text:p>89.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7.74">
                <text:p>47.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.12">
                <text:p>39.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1.66">
                <text:p>121.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.09">
                <text:p>66.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2.08">
                <text:p>82.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8.34">
                <text:p>138.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9.77">
                <text:p>29.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9.79">
                <text:p>139.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9.86">
                <text:p>109.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9.69">
                <text:p>149.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8.59">
                <text:p>48.5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6.51">
                <text:p>86.5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3.24">
                <text:p>83.2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4.92">
                <text:p>54.9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1.46">
                <text:p>81.4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2.56">
                <text:p>42.5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4.86">
                <text:p>124.8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69.79">
                <text:p>169.7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51.65">
                <text:p>151.6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9.38">
                <text:p>159.3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27.33">
                <text:p>327.3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8.34">
                <text:p>58.3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4.22">
                <text:p>54.2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86.34">
                <text:p>186.3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53.58">
                <text:p>153.5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60.31">
                <text:p>260.31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45.02">
                <text:p>145.02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14541</text:p>
              </table:table-cell>
              <table:table-cell office:value-type="float" office:value="208.63">
                <text:p>208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